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8cm"/>
    </style:style>
    <style:style style:name="co2" style:family="table-column">
      <style:table-column-properties fo:break-before="auto" style:column-width="4.491cm"/>
    </style:style>
    <style:style style:name="co3" style:family="table-column">
      <style:table-column-properties fo:break-before="auto" style:column-width="6.3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GPX from Browser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pplication/gpx</text:p>
          </table:table-cell>
          <table:table-cell office:value-type="float" office:value="10400003" calcext:value-type="float">
            <text:p>10400003</text:p>
          </table:table-cell>
        </table:table-row>
        <table:table-row table:style-name="ro1">
          <table:table-cell office:value-type="string" calcext:value-type="string">
            <text:p>Open GPX from FileManager (DM+)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*/*</text:p>
          </table:table-cell>
          <table:table-cell office:value-type="float" office:value="10400003" calcext:value-type="float">
            <text:p>10400003</text:p>
          </table:table-cell>
        </table:table-row>
        <table:table-row table:style-name="ro1">
          <table:table-cell office:value-type="string" calcext:value-type="string">
            <text:p>Open GPX from FileManager (Files)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pplcation/octet-stream</text:p>
          </table:table-cell>
          <table:table-cell office:value-type="float" office:value="33000003" calcext:value-type="float">
            <text:p>33000003</text:p>
          </table:table-cell>
        </table:table-row>
        <table:table-row table:style-name="ro1">
          <table:table-cell office:value-type="string" calcext:value-type="string">
            <text:p>Open GPX Mail attachment (Gmail)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text/xml</text:p>
          </table:table-cell>
          <table:table-cell office:value-type="float" office:value="13400001" calcext:value-type="float">
            <text:p>13400001</text:p>
          </table:table-cell>
        </table:table-row>
        <table:table-row table:style-name="ro1">
          <table:table-cell office:value-type="string" calcext:value-type="string">
            <text:p>Open GPX Mail attachment (FairMail)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pplication/gpx+xml</text:p>
          </table:table-cell>
          <table:table-cell office:value-type="float" office:value="13400001" calcext:value-type="float">
            <text:p>13400001</text:p>
          </table:table-cell>
        </table:table-row>
        <table:table-row table:style-name="ro1">
          <table:table-cell office:value-type="string" calcext:value-type="string">
            <text:p>Open GPX from WhatsApp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pplication/gpx+xml</text:p>
          </table:table-cell>
          <table:table-cell office:value-type="float" office:value="13400001" calcext:value-type="float">
            <text:p>13400001</text:p>
          </table:table-cell>
        </table:table-row>
        <table:table-row table:style-name="ro1">
          <table:table-cell office:value-type="string" calcext:value-type="string">
            <text:p>Open GPX from Signal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*/*</text:p>
          </table:table-cell>
          <table:table-cell office:value-type="float" office:value="13400001" calcext:value-type="float">
            <text:p>13400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Map from Openandromaps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android.intent.category.BROWSABLE</text:p>
          </table:table-cell>
          <table:table-cell office:value-type="string" calcext:value-type="string">
            <text:p>mf-v4-map</text:p>
          </table:table-cell>
          <table:table-cell office:value-type="string" calcext:value-type="string">
            <text:p>null</text:p>
          </table:table-cell>
          <table:table-cell office:value-type="float" office:value="14400000" calcext:value-type="float">
            <text:p>14400000</text:p>
          </table:table-cell>
        </table:table-row>
        <table:table-row table:style-name="ro1">
          <table:table-cell office:value-type="string" calcext:value-type="string">
            <text:p>Open Theme from Openandromaps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android.intent.category.BROWSABLE</text:p>
          </table:table-cell>
          <table:table-cell office:value-type="string" calcext:value-type="string">
            <text:p>mf-theme</text:p>
          </table:table-cell>
          <table:table-cell office:value-type="string" calcext:value-type="string">
            <text:p>null</text:p>
          </table:table-cell>
          <table:table-cell office:value-type="float" office:value="14400000" calcext:value-type="float">
            <text:p>14400000</text:p>
          </table:table-cell>
        </table:table-row>
        <table:table-row table:style-name="ro1">
          <table:table-cell office:value-type="string" calcext:value-type="string">
            <text:p>Open showTrack from StatisticActivity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gmap/showTrack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Open markerTrack from StatisticActivity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mgmap/markTrack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ap Datei Open with from explorer</text:p>
          </table:table-cell>
          <table:table-cell office:value-type="string" calcext:value-type="string">
            <text:p>android.intent.action.VIEW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applcation/octet-stream</text:p>
          </table:table-cell>
          <table:table-cell office:value-type="float" office:value="10400003" calcext:value-type="float">
            <text:p>10400003</text:p>
          </table:table-cell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.00.0000</text:date>, <text:time style:data-style-name="N2" text:time-value="22:23:25.2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10-22T23:14:20.341000000</dc:date>
    <meta:editing-duration>PT9M2S</meta:editing-duration>
    <meta:editing-cycles>2</meta:editing-cycles>
    <meta:document-statistic meta:table-count="1" meta:cell-count="77" meta:object-count="0"/>
  </office:meta>
</office:document-meta>
</file>